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928in"/>
    </style:style>
    <style:style style:name="co3" style:family="table-column">
      <style:table-column-properties fo:break-before="auto" style:column-width="0.9484in"/>
    </style:style>
    <style:style style:name="co4" style:family="table-column">
      <style:table-column-properties fo:break-before="auto" style:column-width="1.2598in"/>
    </style:style>
    <style:style style:name="co5" style:family="table-column">
      <style:table-column-properties fo:break-before="auto" style:column-width="1.2283in"/>
    </style:style>
    <style:style style:name="co6" style:family="table-column">
      <style:table-column-properties fo:break-before="auto" style:column-width="1.1665in"/>
    </style:style>
    <style:style style:name="co7" style:family="table-column">
      <style:table-column-properties fo:break-before="auto" style:column-width="1.1772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7827in"/>
    </style:style>
    <style:style style:name="co11" style:family="table-column">
      <style:table-column-properties fo:break-before="auto" style:column-width="7.3437in"/>
    </style:style>
    <style:style style:name="co12" style:family="table-column">
      <style:table-column-properties fo:break-before="auto" style:column-width="1.2701in"/>
    </style:style>
    <style:style style:name="co13" style:family="table-column">
      <style:table-column-properties fo:break-before="auto" style:column-width="1.6535in"/>
    </style:style>
    <style:style style:name="co14" style:family="table-column">
      <style:table-column-properties fo:break-before="auto" style:column-width="1.0835in"/>
    </style:style>
    <style:style style:name="co15" style:family="table-column">
      <style:table-column-properties fo:break-before="auto" style:column-width="0.8035in"/>
    </style:style>
    <style:style style:name="co16" style:family="table-column">
      <style:table-column-properties fo:break-before="auto" style:column-width="1.4154in"/>
    </style:style>
    <style:style style:name="co17" style:family="table-column">
      <style:table-column-properties fo:break-before="auto" style:column-width="1.404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sefu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est case</text:p>
          </table:table-cell>
          <table:table-cell office:value-type="string">
            <text:p>violation point</text:p>
          </table:table-cell>
          <table:table-cell office:value-type="string">
            <text:p>#children</text:p>
          </table:table-cell>
          <table:table-cell office:value-type="string">
            <text:p>#reachable parents</text:p>
          </table:table-cell>
          <table:table-cell office:value-type="string">
            <text:p>#reachable useful</text:p>
          </table:table-cell>
          <table:table-cell office:value-type="string">
            <text:p>#reachable</text:p>
          </table:table-cell>
          <table:table-cell table:number-columns-repeated="17"/>
        </table:table-row>
        <table:table-row table:style-name="ro1">
          <table:table-cell table:number-columns-repeated="2" office:value-type="string">
            <text:p>-</text:p>
          </table:table-cell>
          <table:table-cell office:value-type="string">
            <text:p>Total 50</text:p>
          </table:table-cell>
          <table:table-cell table:number-columns-repeated="3" office:value-type="string">
            <text:p>-</text:p>
          </table:table-cell>
          <table:table-cell office:value-type="string">
            <text:p>Parent 20</text:p>
          </table:table-cell>
          <table:table-cell table:number-columns-repeated="3" office:value-type="string">
            <text:p>-</text:p>
          </table:table-cell>
          <table:table-cell office:value-type="string">
            <text:p>Weighted 20</text:p>
          </table:table-cell>
          <table:table-cell table:number-columns-repeated="3" office:value-type="string">
            <text:p>-</text:p>
          </table:table-cell>
          <table:table-cell office:value-type="string">
            <text:p>Total 30</text:p>
          </table:table-cell>
          <table:table-cell table:number-columns-repeated="3" office:value-type="string">
            <text:p>-</text:p>
          </table:table-cell>
          <table:table-cell office:value-type="string">
            <text:p>Total 40</text:p>
          </table:table-cell>
          <table:table-cell table:number-columns-repeated="3" office:value-type="string">
            <text:p>-</text:p>
          </table:table-cell>
          <table:table-cell/>
        </table:table-row>
        <table:table-row table:style-name="ro1">
          <table:table-cell office:value-type="string">
            <text:p>TestCase</text:p>
          </table:table-cell>
          <table:table-cell office:value-type="string">
            <text:p>Failing</text:p>
          </table:table-cell>
          <table:table-cell office:value-type="string">
            <text:p>ViolationPoint</text:p>
          </table:table-cell>
          <table:table-cell office:value-type="string">
            <text:p># children</text:p>
          </table:table-cell>
          <table:table-cell office:value-type="string">
            <text:p># children+parents</text:p>
          </table:table-cell>
          <table:table-cell office:value-type="string">
            <text:p>#useful reachable</text:p>
          </table:table-cell>
          <table:table-cell office:value-type="string">
            <text:p>#reachable nodes</text:p>
          </table:table-cell>
          <table:table-cell office:value-type="string">
            <text:p># children</text:p>
          </table:table-cell>
          <table:table-cell office:value-type="string">
            <text:p># children+parents</text:p>
          </table:table-cell>
          <table:table-cell office:value-type="string">
            <text:p>#useful reachable</text:p>
          </table:table-cell>
          <table:table-cell office:value-type="string">
            <text:p>#reachable nodes</text:p>
          </table:table-cell>
          <table:table-cell office:value-type="string">
            <text:p># children</text:p>
          </table:table-cell>
          <table:table-cell office:value-type="string">
            <text:p># children+parents</text:p>
          </table:table-cell>
          <table:table-cell office:value-type="string">
            <text:p>#useful reachable</text:p>
          </table:table-cell>
          <table:table-cell office:value-type="string">
            <text:p>#reachable nodes</text:p>
          </table:table-cell>
          <table:table-cell office:value-type="string">
            <text:p># children</text:p>
          </table:table-cell>
          <table:table-cell office:value-type="string">
            <text:p># children+parents</text:p>
          </table:table-cell>
          <table:table-cell office:value-type="string">
            <text:p>#useful reachable</text:p>
          </table:table-cell>
          <table:table-cell office:value-type="string">
            <text:p>#reachable nodes</text:p>
          </table:table-cell>
          <table:table-cell office:value-type="string">
            <text:p># children</text:p>
          </table:table-cell>
          <table:table-cell office:value-type="string">
            <text:p># children+parents</text:p>
          </table:table-cell>
          <table:table-cell office:value-type="string">
            <text:p>#useful reachable</text:p>
          </table:table-cell>
          <table:table-cell office:value-type="string">
            <text:p>#reachable nodes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false</text:p>
          </table:table-cell>
          <table:table-cell office:value-type="string">
            <text:p>2:92</text:p>
          </table:table-cell>
          <table:table-cell table:number-columns-repeated="20" office:value-type="string">
            <text:p>0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true</text:p>
          </table:table-cell>
          <table:table-cell office:value-type="string">
            <text:p>0:1</text:p>
          </table:table-cell>
          <table:table-cell table:number-columns-repeated="2" office:value-type="string">
            <text:p>2</text:p>
          </table:table-cell>
          <table:table-cell office:value-type="string">
            <text:p>0</text:p>
          </table:table-cell>
          <table:table-cell table:number-columns-repeated="3" office:value-type="string">
            <text:p>2</text:p>
          </table:table-cell>
          <table:table-cell office:value-type="string">
            <text:p>0</text:p>
          </table:table-cell>
          <table:table-cell table:number-columns-repeated="3" office:value-type="string">
            <text:p>2</text:p>
          </table:table-cell>
          <table:table-cell office:value-type="string">
            <text:p>0</text:p>
          </table:table-cell>
          <table:table-cell table:number-columns-repeated="3" office:value-type="string">
            <text:p>2</text:p>
          </table:table-cell>
          <table:table-cell office:value-type="string">
            <text:p>0</text:p>
          </table:table-cell>
          <table:table-cell table:number-columns-repeated="3"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</table:table-row>
      </table:table>
      <table:table table:name="violation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Violation Id</text:p>
          </table:table-cell>
          <table:table-cell office:value-type="string">
            <text:p>Violation Name</text:p>
          </table:table-cell>
          <table:table-cell office:value-type="string">
            <text:p>Total Number of TC</text:p>
          </table:table-cell>
          <table:table-cell office:value-type="string">
            <text:p>Passed TC in wich occur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raction Invariant of the method p1.C2.m2 has been violated._q_3 at (465,340) label: 6_Transition p3.C3.m3 is not vali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Violation of IOinvariant for method p4.C4.m4 during exit_returnValue != null = fal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teraction Invariant of the method p1.C1.m1 has been violated._q_3 at (465,340) label: 6_Transition p2.C2.m2 is not vali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</table:table>
      <table:table table:name="TC" table:style-name="ta1" table:print="false"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 office:value-type="string">
            <text:p>TestCase Name</text:p>
          </table:table-cell>
          <table:table-cell office:value-type="string">
            <text:p>Violation Name</text:p>
          </table:table-cell>
          <table:table-cell office:value-type="string">
            <text:p>Violation ID</text:p>
          </table:table-cell>
          <table:table-cell office:value-type="string">
            <text:p>#Test for this violation</text:p>
          </table:table-cell>
          <table:table-cell office:value-type="string">
            <text:p>#Passing test for violation</text:p>
          </table:table-cell>
          <table:table-cell office:value-type="string">
            <text:p>#Occurrencies in tes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raction Invariant of the method p1.C2.m2 has been violated._q_3 at (465,340) label: 6_Transition p3.C3.m3 is not vali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olation of IOinvariant for method p4.C4.m4 during exit_returnValue != null = fal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teraction Invariant of the method p1.C2.m2 has been violated._q_3 at (465,340) label: 6_Transition p3.C3.m3 is not valid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teraction Invariant of the method p1.C1.m1 has been violated._q_3 at (465,340) label: 6_Transition p2.C2.m2 is not vali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Sheet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GB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3">10/03/2007</text:date>, <text:time>11:4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Fabrizio Pastore</meta:initial-creator>
    <meta:creation-date>2007-10-03T11:44:24</meta:creation-date>
    <dc:creator>Fabrizio Pastore</dc:creator>
    <dc:date>2007-10-03T11:47:45</dc:date>
    <dc:language>en-GB</dc:language>
    <meta:editing-cycles>2</meta:editing-cycles>
    <meta:editing-duration>PT3M21S</meta:editing-duration>
    <meta:user-defined meta:name="Info 1"/>
    <meta:user-defined meta:name="Info 2"/>
    <meta:user-defined meta:name="Info 3"/>
    <meta:user-defined meta:name="Info 4"/>
    <meta:document-statistic meta:table-count="6" meta:cell-count="143"/>
  </office:meta>
</office:document-meta>
</file>